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10fe85" officeooo:paragraph-rsid="003784be"/>
    </style:style>
    <style:style style:name="P6" style:family="paragraph" style:parent-style-name="Standard" style:list-style-name="L1">
      <style:text-properties officeooo:rsid="0010fe85" officeooo:paragraph-rsid="00484d41"/>
    </style:style>
    <style:style style:name="P7" style:family="paragraph" style:parent-style-name="Standard" style:list-style-name="L1">
      <style:text-properties officeooo:rsid="000beafe" officeooo:paragraph-rsid="003784be"/>
    </style:style>
    <style:style style:name="P8" style:family="paragraph" style:parent-style-name="Standard" style:list-style-name="L1">
      <style:text-properties officeooo:rsid="00186933" officeooo:paragraph-rsid="0042d1e4"/>
    </style:style>
    <style:style style:name="P9" style:family="paragraph" style:parent-style-name="Standard" style:list-style-name="L1">
      <style:text-properties officeooo:rsid="00186933" officeooo:paragraph-rsid="00484d41"/>
    </style:style>
    <style:style style:name="P10" style:family="paragraph" style:parent-style-name="Standard" style:list-style-name="L1">
      <style:text-properties officeooo:rsid="0036d255" officeooo:paragraph-rsid="0036d255"/>
    </style:style>
    <style:style style:name="P11" style:family="paragraph" style:parent-style-name="Standard" style:list-style-name="L1">
      <style:text-properties officeooo:rsid="0036d255" officeooo:paragraph-rsid="00484d41"/>
    </style:style>
    <style:style style:name="P12" style:family="paragraph" style:parent-style-name="Standard" style:list-style-name="L1">
      <style:text-properties officeooo:rsid="003c830b" officeooo:paragraph-rsid="003c830b"/>
    </style:style>
    <style:style style:name="P13" style:family="paragraph" style:parent-style-name="Standard" style:list-style-name="L1">
      <style:text-properties officeooo:rsid="0042d1e4" officeooo:paragraph-rsid="0042d1e4"/>
    </style:style>
    <style:style style:name="P14" style:family="paragraph" style:parent-style-name="Standard" style:list-style-name="L1">
      <style:text-properties officeooo:rsid="00484d41" officeooo:paragraph-rsid="00484d41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211485"/>
    </style:style>
    <style:style style:name="T4" style:family="text">
      <style:text-properties officeooo:rsid="003784be"/>
    </style:style>
    <style:style style:name="T5" style:family="text">
      <style:text-properties officeooo:rsid="0039a36d"/>
    </style:style>
    <style:style style:name="T6" style:family="text">
      <style:text-properties officeooo:rsid="003ea28c"/>
    </style:style>
    <style:style style:name="T7" style:family="text">
      <style:text-properties officeooo:rsid="00484d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8239952138855234411" text:style-name="L1">
        <text:list-item>
          <text:p text:style-name="P2">Find box</text:p>
        </text:list-item>
        <text:list-item>
          <text:p text:style-name="P3">Line box <text:span text:style-name="T3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93517890482427" text:continue-numbering="true" text:style-name="L1">
        <text:list-item>
          <text:p text:style-name="P7">Check scan settings: </text:p>
          <text:list>
            <text:list-item>
              <text:p text:style-name="P7">Duplex</text:p>
            </text:list-item>
            <text:list-item>
              <text:p text:style-name="P7">Color</text:p>
            </text:list-item>
            <text:list-item>
              <text:p text:style-name="P7">Maximum dimensions</text:p>
            </text:list-item>
            <text:list-item>
              <text:p text:style-name="P5"><text:span text:style-name="T2">Resolution 600 dpi</text:span></text:p>
            </text:list-item>
          </text:list>
        </text:list-item>
        <text:list-item>
          <text:p text:style-name="P5">Press Scan; save in “Scans temporary directory” as PNG</text:p>
        </text:list-item>
        <text:list-item>
          <text:p text:style-name="P14">During scanning:</text:p>
          <text:list>
            <text:list-item>
              <text:p text:style-name="P6">Add row to DR for <text:span text:style-name="T6">the pack</text:span>:</text:p>
              <text:list>
                <text:list-item>
                  <text:p text:style-name="P11"><text:span text:style-name="T4">Enter n</text:span>otes, <text:span text:style-name="T4">if needed</text:span></text:p>
                </text:list-item>
                <text:list-item>
                  <text:p text:style-name="P9"><text:span text:style-name="T5">Save and c</text:span>ommit <text:span text:style-name="T5">spreadsheet</text:span> in gitg</text:p>
                </text:list-item>
              </text:list>
            </text:list-item>
            <text:list-item>
              <text:p text:style-name="P11">Create directory for pack</text:p>
            </text:list-item>
          </text:list>
        </text:list-item>
        <text:list-item>
          <text:p text:style-name="P5"><text:span text:style-name="T2">During scan saving: </text:span></text:p>
          <text:list>
            <text:list-item>
              <text:p text:style-name="P12">Pack originals:</text:p>
              <text:list>
                <text:list-item>
                  <text:p text:style-name="P12">Label pack</text:p>
                </text:list-item>
                <text:list-item>
                  <text:p text:style-name="P12">Put in bo<text:span text:style-name="T7">x</text:span></text:p>
                </text:list-item>
              </text:list>
            </text:list-item>
          </text:list>
        </text:list-item>
        <text:list-item>
          <text:p text:style-name="P13">Move the scanned files to the new dire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9:33:27.117390696</dc:date>
    <meta:editing-duration>PT1H12M29S</meta:editing-duration>
    <meta:editing-cycles>24</meta:editing-cycles>
    <meta:generator>LibreOffice/5.1.2.2.0$Linux_X86_64 LibreOffice_project/10m0$Build-2</meta:generator>
    <meta:document-statistic meta:table-count="0" meta:image-count="0" meta:object-count="0" meta:page-count="1" meta:paragraph-count="24" meta:word-count="134" meta:character-count="645" meta:non-whitespace-character-count="555"/>
  </office:meta>
</office:document-meta>
</file>